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fo:background-color="#81d41a"/>
    </style:style>
    <style:style style:name="ce6" style:family="table-cell" style:parent-style-name="Default" style:data-style-name="N121"/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81d41a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2"/>
        <table:table-column table:style-name="co1" table:default-cell-style-name="ce7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6"/>
        <table:table-row table:style-name="ro1">
          <table:table-cell/>
          <table:table-cell table:style-name="ce1" office:value-type="string" calcext:value-type="string" table:number-columns-spanned="3" table:number-rows-spanned="1">
            <text:p>Вольт-ампер</text:p>
          </table:table-cell>
          <table:covered-table-cell table:number-columns-repeated="2" table:style-name="Default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Вверх</text:p>
          </table:table-cell>
          <table:covered-table-cell table:number-columns-repeated="2" table:style-name="Default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V, V</text:p>
          </table:table-cell>
          <table:table-cell office:value-type="string" calcext:value-type="string">
            <text:p>pog_I</text:p>
          </table:table-cell>
          <table:table-cell office:value-type="string" calcext:value-type="string">
            <text:p>Pog_V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073" calcext:value-type="float">
            <text:p>0.5073</text:p>
          </table:table-cell>
          <table:table-cell office:value-type="float" office:value="34.35" calcext:value-type="float">
            <text:p>34.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0063" calcext:value-type="float">
            <text:p>1.0063</text:p>
          </table:table-cell>
          <table:table-cell office:value-type="float" office:value="32.394" calcext:value-type="float">
            <text:p>32.39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088" calcext:value-type="float">
            <text:p>1.5088</text:p>
          </table:table-cell>
          <table:table-cell office:value-type="float" office:value="31.526" calcext:value-type="float">
            <text:p>31.52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009" calcext:value-type="float">
            <text:p>2.009</text:p>
          </table:table-cell>
          <table:table-cell office:value-type="float" office:value="26.864" calcext:value-type="float">
            <text:p>26.86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017" calcext:value-type="float">
            <text:p>2.5017</text:p>
          </table:table-cell>
          <table:table-cell office:value-type="float" office:value="21.608" calcext:value-type="float">
            <text:p>21.6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.0003" calcext:value-type="float">
            <text:p>3.0003</text:p>
          </table:table-cell>
          <table:table-cell office:value-type="float" office:value="18.85" calcext:value-type="float">
            <text:p>18.8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057" calcext:value-type="float">
            <text:p>3.5057</text:p>
          </table:table-cell>
          <table:table-cell office:value-type="float" office:value="16.873" calcext:value-type="float">
            <text:p>16.87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0023" calcext:value-type="float">
            <text:p>4.0023</text:p>
          </table:table-cell>
          <table:table-cell office:value-type="float" office:value="16.085" calcext:value-type="float">
            <text:p>16.08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049" calcext:value-type="float">
            <text:p>4.5049</text:p>
          </table:table-cell>
          <table:table-cell office:value-type="float" office:value="15.425" calcext:value-type="float">
            <text:p>15.4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0013" calcext:value-type="float">
            <text:p>5.0013</text:p>
          </table:table-cell>
          <table:table-cell office:value-type="float" office:value="14.715" calcext:value-type="float">
            <text:p>14.7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Вниз</text:p>
          </table:table-cell>
          <table:covered-table-cell table:number-columns-repeated="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V, V</text:p>
          </table:table-cell>
          <table:table-cell office:value-type="string" calcext:value-type="string">
            <text:p>pog_I</text:p>
          </table:table-cell>
          <table:table-cell office:value-type="string" calcext:value-type="string">
            <text:p>Pog_V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9995" calcext:value-type="float">
            <text:p>4.9995</text:p>
          </table:table-cell>
          <table:table-cell office:value-type="float" office:value="14.696" calcext:value-type="float">
            <text:p>14.69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5084" calcext:value-type="float">
            <text:p>4.5084</text:p>
          </table:table-cell>
          <table:table-cell office:value-type="float" office:value="15.367" calcext:value-type="float">
            <text:p>15.3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0085" calcext:value-type="float">
            <text:p>4.0085</text:p>
          </table:table-cell>
          <table:table-cell office:value-type="float" office:value="15.956" calcext:value-type="float">
            <text:p>15.95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508" calcext:value-type="float">
            <text:p>3.508</text:p>
          </table:table-cell>
          <table:table-cell office:value-type="float" office:value="16.739" calcext:value-type="float">
            <text:p>16.73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996" calcext:value-type="float">
            <text:p>2.996</text:p>
          </table:table-cell>
          <table:table-cell office:value-type="float" office:value="18.795" calcext:value-type="float">
            <text:p>18.79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5028" calcext:value-type="float">
            <text:p>2.5028</text:p>
          </table:table-cell>
          <table:table-cell office:value-type="float" office:value="21.492" calcext:value-type="float">
            <text:p>21.49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0073" calcext:value-type="float">
            <text:p>2.0073</text:p>
          </table:table-cell>
          <table:table-cell office:value-type="float" office:value="26.418" calcext:value-type="float">
            <text:p>26.4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5054" calcext:value-type="float">
            <text:p>1.5054</text:p>
          </table:table-cell>
          <table:table-cell office:value-type="float" office:value="31.496" calcext:value-type="float">
            <text:p>31.49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0007" calcext:value-type="float">
            <text:p>1.0007</text:p>
          </table:table-cell>
          <table:table-cell office:value-type="float" office:value="32.413" calcext:value-type="float">
            <text:p>32.4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01" calcext:value-type="float">
            <text:p>0.501</text:p>
          </table:table-cell>
          <table:table-cell office:value-type="float" office:value="34.408" calcext:value-type="float">
            <text:p>34.4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Зондовые</text:p>
          </table:table-cell>
          <table:covered-table-cell table:number-columns-repeated="2" table:style-name="Default"/>
          <table:table-cell table:style-name="Default" office:value-type="string" calcext:value-type="string">
            <text:p>П2 + </text:p>
          </table:table-cell>
          <table:table-cell table:style-name="Default" office:value-type="string" calcext:value-type="string">
            <text:p>Ip </text:p>
          </table:table-cell>
          <table:table-cell table:style-name="Default" office:value-type="float" office:value="5.0248" calcext:value-type="float">
            <text:p>5.0248</text:p>
          </table:table-cell>
          <table:table-cell table:style-name="Default"/>
          <table:table-cell/>
          <table:table-cell office:value-type="string" calcext:value-type="string">
            <text:p>dI/dU micro</text:p>
          </table:table-cell>
          <table:table-cell table:style-name="Default" office:value-type="string" calcext:value-type="string">
            <text:p>pog</text:p>
          </table:table-cell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I_з, microA</text:p>
          </table:table-cell>
          <table:table-cell office:value-type="string" calcext:value-type="string">
            <text:p>V_з, V</text:p>
          </table:table-cell>
          <table:table-cell office:value-type="string" calcext:value-type="string">
            <text:p>pog_I</text:p>
          </table:table-cell>
          <table:table-cell office:value-type="string" calcext:value-type="string">
            <text:p>Pog_V</text:p>
          </table:table-cell>
          <table:table-cell table:style-name="ce2" office:value-type="string" calcext:value-type="string">
            <text:p>Rdiff</text:p>
          </table:table-cell>
          <table:table-cell table:style-name="Default" office:value-type="string" calcext:value-type="string">
            <text:p>pog_Rdiff</text:p>
          </table:table-cell>
          <table:table-cell/>
          <table:table-cell table:formula="of:=([.C38]-[.C53])/([.D38]-[.D53])" office:value-type="float" office:value="1.53496399057449" calcext:value-type="float">
            <text:p>1.535</text:p>
          </table:table-cell>
          <table:table-cell table:formula="of:=[.J29]*(2*[.E30]/([.C38]-[.C53]) + 2*[.F30]/([.D38]-[.D53]))" office:value-type="float" office:value="0.0038282712125633" calcext:value-type="float">
            <text:p>0.0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1.85" calcext:value-type="float">
            <text:p>61.85</text:p>
          </table:table-cell>
          <table:table-cell office:value-type="float" office:value="25.041" calcext:value-type="float">
            <text:p>25.04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5" table:formula="of:=([.D30]-[.D31])/([.C30]-[.C31])" office:value-type="float" office:value="1.44038461538462" calcext:value-type="float">
            <text:p>1.440</text:p>
          </table:table-cell>
          <table:table-cell table:formula="of:=[.G30]*(2*[.F30]/([.D30]-[.D31]) + 2*[.E30]/([.C30]-[.C31]))" office:value-type="float" office:value="0.0148113905325444" calcext:value-type="float">
            <text:p>0.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9.77" calcext:value-type="float">
            <text:p>59.77</text:p>
          </table:table-cell>
          <table:table-cell office:value-type="float" office:value="22.045" calcext:value-type="float">
            <text:p>22.04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6" table:formula="of:=([.D31]-[.D32])/([.C31]-[.C32])" office:value-type="float" office:value="1.11580882352941" calcext:value-type="float">
            <text:p>1.116</text:p>
          </table:table-cell>
          <table:table-cell table:formula="of:=[.G31]*(2*[.F31]/([.D31]-[.D32]) + 2*[.E31]/([.C31]-[.C32]))" office:value-type="float" office:value="0.00893977076124564" calcext:value-type="float">
            <text:p>0.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7.05" calcext:value-type="float">
            <text:p>57.05</text:p>
          </table:table-cell>
          <table:table-cell office:value-type="float" office:value="19.01" calcext:value-type="float">
            <text:p>19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6" table:formula="of:=([.D32]-[.D33])/([.C32]-[.C33])" office:value-type="float" office:value="0.771761658031089" calcext:value-type="float">
            <text:p>0.772</text:p>
          </table:table-cell>
          <table:table-cell table:formula="of:=[.G32]*(2*[.F32]/([.D32]-[.D33]) + 2*[.E32]/([.C32]-[.C33]))" office:value-type="float" office:value="0.0045168997825445" calcext:value-type="float">
            <text:p>0.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3.19" calcext:value-type="float">
            <text:p>53.19</text:p>
          </table:table-cell>
          <table:table-cell office:value-type="float" office:value="16.031" calcext:value-type="float">
            <text:p>16.03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6" table:formula="of:=([.D33]-[.D34])/([.C33]-[.C34])" office:value-type="float" office:value="0.408525033829499" calcext:value-type="float">
            <text:p>0.409</text:p>
          </table:table-cell>
          <table:table-cell table:formula="of:=[.G33]*(2*[.F33]/([.D33]-[.D34]) + 2*[.E33]/([.C33]-[.C34]))" office:value-type="float" office:value="0.00137625178302977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5.8" calcext:value-type="float">
            <text:p>45.8</text:p>
          </table:table-cell>
          <table:table-cell office:value-type="float" office:value="13.012" calcext:value-type="float">
            <text:p>13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6" table:formula="of:=([.D34]-[.D35])/([.C34]-[.C35])" office:value-type="float" office:value="0.270753860127157" calcext:value-type="float">
            <text:p>0.271</text:p>
          </table:table-cell>
          <table:table-cell table:formula="of:=[.G34]*(2*[.F34]/([.D34]-[.D35]) + 2*[.E34]/([.C34]-[.C35]))" office:value-type="float" office:value="0.000673485667805917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4.79" calcext:value-type="float">
            <text:p>34.79</text:p>
          </table:table-cell>
          <table:table-cell office:value-type="float" office:value="10.031" calcext:value-type="float">
            <text:p>10.03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6" table:formula="of:=([.D35]-[.D36])/([.C35]-[.C36])" office:value-type="float" office:value="0.202297702297702" calcext:value-type="float">
            <text:p>0.202</text:p>
          </table:table-cell>
          <table:table-cell table:formula="of:=[.G35]*(2*[.F35]/([.D35]-[.D36]) + 2*[.E35]/([.C35]-[.C36]))" office:value-type="float" office:value="0.000603991413182223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.78" calcext:value-type="float">
            <text:p>24.78</text:p>
          </table:table-cell>
          <table:table-cell office:value-type="float" office:value="8.006" calcext:value-type="float">
            <text:p>8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6" table:formula="of:=([.D36]-[.D37])/([.C36]-[.C37])" office:value-type="float" office:value="0.170904436860068" calcext:value-type="float">
            <text:p>0.171</text:p>
          </table:table-cell>
          <table:table-cell table:formula="of:=[.G36]*(2*[.F36]/([.D36]-[.D37]) + 2*[.E36]/([.C36]-[.C37]))" office:value-type="float" office:value="0.000462294260853359" calcext:value-type="float">
            <text:p>0.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.06" calcext:value-type="float">
            <text:p>13.06</text:p>
          </table:table-cell>
          <table:table-cell office:value-type="float" office:value="6.003" calcext:value-type="float">
            <text:p>6.003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6" table:formula="of:=([.D37]-[.D38])/([.C37]-[.C38])" office:value-type="float" office:value="0.158046068308181" calcext:value-type="float">
            <text:p>0.158</text:p>
          </table:table-cell>
          <table:table-cell table:formula="of:=[.G37]*(2*[.F37]/([.D37]-[.D38]) + 2*[.E37]/([.C37]-[.C38]))" office:value-type="float" office:value="0.000409922268956602" calcext:value-type="float">
            <text:p>0.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47" calcext:value-type="float">
            <text:p>0.47</text:p>
          </table:table-cell>
          <table:table-cell office:value-type="float" office:value="4.0132" calcext:value-type="float">
            <text:p>4.0132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-14.7" calcext:value-type="float">
            <text:p>-14.7</text:p>
          </table:table-cell>
          <table:table-cell table:style-name="ce4" office:value-type="float" office:value="2.0268" calcext:value-type="float">
            <text:p>2.026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-24.36" calcext:value-type="float">
            <text:p>-24.36</text:p>
          </table:table-cell>
          <table:table-cell table:style-name="ce4" office:value-type="float" office:value="0.5146" calcext:value-type="float">
            <text:p>0.5146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"/>
          <table:table-cell table:number-columns-repeated="4"/>
        </table:table-row>
        <table:table-row table:style-name="ro1">
          <table:table-cell table:number-columns-repeated="4"/>
          <table:table-cell table:style-name="Default" office:value-type="string" calcext:value-type="string">
            <text:p>П2 -</text:p>
          </table:table-cell>
          <table:table-cell table:style-name="Default" office:value-type="string" calcext:value-type="string">
            <text:p>Ip </text:p>
          </table:table-cell>
          <table:table-cell table:style-name="ce6" office:value-type="float" office:value="5.0248" calcext:value-type="float">
            <text:p>5.0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I_з, microA</text:p>
          </table:table-cell>
          <table:table-cell office:value-type="string" calcext:value-type="string">
            <text:p>V_з, V</text:p>
          </table:table-cell>
          <table:table-cell table:style-name="Default" office:value-type="string" calcext:value-type="string">
            <text:p>pog_I</text:p>
          </table:table-cell>
          <table:table-cell table:style-name="Default" office:value-type="string" calcext:value-type="string">
            <text:p>Pog_V</text:p>
          </table:table-cell>
          <table:table-cell office:value-type="string" calcext:value-type="string">
            <text:p>Rdiff</text:p>
          </table:table-cell>
          <table:table-cell office:value-type="string" calcext:value-type="string">
            <text:p>pog_Rdiff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80.97" calcext:value-type="float">
            <text:p>-80.97</text:p>
          </table:table-cell>
          <table:table-cell office:value-type="float" office:value="-25.009" calcext:value-type="float">
            <text:p>-25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8" table:formula="of:=([.D44]-[.D45])/([.C44]-[.C45])" office:value-type="float" office:value="1.42619047619048" calcext:value-type="float">
            <text:p>1.426</text:p>
          </table:table-cell>
          <table:table-cell table:formula="of:=[.G44]*(-2*[.E44]/([.D44]-[.D45]) + -2*[.E44]/([.C44]-[.C45]))" office:value-type="float" office:value="0.0231065759637189" calcext:value-type="float">
            <text:p>0.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78.87" calcext:value-type="float">
            <text:p>-78.87</text:p>
          </table:table-cell>
          <table:table-cell office:value-type="float" office:value="-22.014" calcext:value-type="float">
            <text:p>-22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45]-[.D46])/([.C45]-[.C46])" office:value-type="float" office:value="1.07426470588235" calcext:value-type="float">
            <text:p>1.074</text:p>
          </table:table-cell>
          <table:table-cell table:formula="of:=[.G45]*(-2*[.E45]/([.D45]-[.D46]) + -2*[.E45]/([.C45]-[.C46]))" office:value-type="float" office:value="0.015251946366782" calcext:value-type="float">
            <text:p>0.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76.15" calcext:value-type="float">
            <text:p>-76.15</text:p>
          </table:table-cell>
          <table:table-cell office:value-type="float" office:value="-19.092" calcext:value-type="float">
            <text:p>-19.092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46]-[.D47])/([.C46]-[.C47])" office:value-type="float" office:value="0.720673076923075" calcext:value-type="float">
            <text:p>0.721</text:p>
          </table:table-cell>
          <table:table-cell table:formula="of:=[.G46]*(-2*[.E46]/([.D46]-[.D47]) + -2*[.E46]/([.C46]-[.C47]))" office:value-type="float" office:value="0.0082724667159763" calcext:value-type="float">
            <text:p>0.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71.99" calcext:value-type="float">
            <text:p>-71.99</text:p>
          </table:table-cell>
          <table:table-cell office:value-type="float" office:value="-16.094" calcext:value-type="float">
            <text:p>-16.094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47]-[.D48])/([.C47]-[.C48])" office:value-type="float" office:value="0.463580246913581" calcext:value-type="float">
            <text:p>0.464</text:p>
          </table:table-cell>
          <table:table-cell table:formula="of:=[.G47]*(-2*[.E47]/([.D47]-[.D48]) + -2*[.E47]/([.C47]-[.C48]))" office:value-type="float" office:value="0.00451722298430118" calcext:value-type="float">
            <text:p>0.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65.51" calcext:value-type="float">
            <text:p>-65.51</text:p>
          </table:table-cell>
          <table:table-cell office:value-type="float" office:value="-13.09" calcext:value-type="float">
            <text:p>-13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48]-[.D49])/([.C48]-[.C49])" office:value-type="float" office:value="0.296575342465753" calcext:value-type="float">
            <text:p>0.297</text:p>
          </table:table-cell>
          <table:table-cell table:formula="of:=[.G48]*(-2*[.E48]/([.D48]-[.D49]) + -2*[.E48]/([.C48]-[.C49]))" office:value-type="float" office:value="0.00253732943731067" calcext:value-type="float">
            <text:p>0.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55.29" calcext:value-type="float">
            <text:p>-55.29</text:p>
          </table:table-cell>
          <table:table-cell office:value-type="float" office:value="-10.059" calcext:value-type="float">
            <text:p>-10.059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49]-[.D50])/([.C49]-[.C50])" office:value-type="float" office:value="0.218034557235421" calcext:value-type="float">
            <text:p>0.218</text:p>
          </table:table-cell>
          <table:table-cell table:formula="of:=[.G49]*(-2*[.E49]/([.D49]-[.D50]) + -2*[.E49]/([.C49]-[.C50]))" office:value-type="float" office:value="0.00263074418409378" calcext:value-type="float">
            <text:p>0.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46.03" calcext:value-type="float">
            <text:p>-46.03</text:p>
          </table:table-cell>
          <table:table-cell office:value-type="float" office:value="-8.04" calcext:value-type="float">
            <text:p>-8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50]-[.D51])/([.C50]-[.C51])" office:value-type="float" office:value="0.18021978021978" calcext:value-type="float">
            <text:p>0.180</text:p>
          </table:table-cell>
          <table:table-cell table:formula="of:=[.G50]*(-2*[.E50]/([.D50]-[.D51]) + -2*[.E50]/([.C50]-[.C51]))" office:value-type="float" office:value="0.00216157468904722" calcext:value-type="float">
            <text:p>0.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35.11" calcext:value-type="float">
            <text:p>-35.11</text:p>
          </table:table-cell>
          <table:table-cell office:value-type="float" office:value="-6.072" calcext:value-type="float">
            <text:p>-6.072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51]-[.D52])/([.C51]-[.C52])" office:value-type="float" office:value="0.155606060606061" calcext:value-type="float">
            <text:p>0.156</text:p>
          </table:table-cell>
          <table:table-cell table:formula="of:=[.G51]*(-2*[.E51]/([.D51]-[.D52]) + -2*[.E51]/([.C51]-[.C52]))" office:value-type="float" office:value="0.00175091827364555" calcext:value-type="float">
            <text:p>0.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21.91" calcext:value-type="float">
            <text:p>-21.91</text:p>
          </table:table-cell>
          <table:table-cell office:value-type="float" office:value="-4.018" calcext:value-type="float">
            <text:p>-4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52]-[.D53])/([.C52]-[.C53])" office:value-type="float" office:value="0.152703731911653" calcext:value-type="float">
            <text:p>0.153</text:p>
          </table:table-cell>
          <table:table-cell table:formula="of:=[.G52]*(-2*[.E52]/([.D52]-[.D53]) + -2*[.E52]/([.C52]-[.C53]))" office:value-type="float" office:value="0.00175583203642293" calcext:value-type="float">
            <text:p>0.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8.78" calcext:value-type="float">
            <text:p>-8.78</text:p>
          </table:table-cell>
          <table:table-cell office:value-type="float" office:value="-2.013" calcext:value-type="float">
            <text:p>-2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.01" calcext:value-type="float">
            <text:p>1.01</text:p>
          </table:table-cell>
          <table:table-cell table:style-name="ce4" office:value-type="float" office:value="0.5755" calcext:value-type="float">
            <text:p>0.575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style-name="ce6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П2 + </text:p>
          </table:table-cell>
          <table:table-cell table:style-name="Default" office:value-type="string" calcext:value-type="string">
            <text:p>Ip</text:p>
          </table:table-cell>
          <table:table-cell table:style-name="ce6" office:value-type="float" office:value="3.0094" calcext:value-type="float">
            <text:p>3.009</text:p>
          </table:table-cell>
          <table:table-cell table:number-columns-repeated="2"/>
          <table:table-cell office:value-type="string" calcext:value-type="string">
            <text:p>dI/dU micro</text:p>
          </table:table-cell>
          <table:table-cell office:value-type="string" calcext:value-type="string">
            <text:p>pog</text:p>
          </table:table-cell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I_з, microA</text:p>
          </table:table-cell>
          <table:table-cell office:value-type="string" calcext:value-type="string">
            <text:p>V_з, V</text:p>
          </table:table-cell>
          <table:table-cell table:style-name="Default" office:value-type="string" calcext:value-type="string">
            <text:p>pog_I</text:p>
          </table:table-cell>
          <table:table-cell table:style-name="Default" office:value-type="string" calcext:value-type="string">
            <text:p>Pog_V</text:p>
          </table:table-cell>
          <table:table-cell office:value-type="string" calcext:value-type="string">
            <text:p>Rdiff</text:p>
          </table:table-cell>
          <table:table-cell office:value-type="string" calcext:value-type="string">
            <text:p>pog_Rdiff</text:p>
          </table:table-cell>
          <table:table-cell/>
          <table:table-cell table:formula="of:=([.C67]-[.C82])/([.D67]-[.D82])" office:value-type="float" office:value="4.10188177152633" calcext:value-type="float">
            <text:p>4.102</text:p>
          </table:table-cell>
          <table:table-cell table:formula="of:=[.J57]*(2*[.E73]/([.C67]-[.C82]) + 2*[.F73]/([.D67]-[.D82]))" office:value-type="float" office:value="0.010721826095059" calcext:value-type="float">
            <text:p>0.0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5.04" calcext:value-type="float">
            <text:p>45.04</text:p>
          </table:table-cell>
          <table:table-cell office:value-type="float" office:value="25.009" calcext:value-type="float">
            <text:p>25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8" table:formula="of:=([.D58]-[.D59])/([.C58]-[.C59])" office:value-type="float" office:value="2.09496402877698" calcext:value-type="float">
            <text:p>2.095</text:p>
          </table:table-cell>
          <table:table-cell table:formula="of:=[.G58]*(2*[.E58]/([.D58]-[.D59])+2*[.E58]/([.C58]-[.C59]))" office:value-type="float" office:value="0.0445318565291651" calcext:value-type="float">
            <text:p>0.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.65" calcext:value-type="float">
            <text:p>43.65</text:p>
          </table:table-cell>
          <table:table-cell office:value-type="float" office:value="22.097" calcext:value-type="float">
            <text:p>22.09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59]-[.D60])/([.C59]-[.C60])" office:value-type="float" office:value="1.99736842105264" calcext:value-type="float">
            <text:p>1.997</text:p>
          </table:table-cell>
          <table:table-cell table:formula="of:=[.G59]*(2*[.E59]/([.D59]-[.D60])+2*[.E59]/([.C59]-[.C60]))" office:value-type="float" office:value="0.0394390581717453" calcext:value-type="float">
            <text:p>0.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2.13" calcext:value-type="float">
            <text:p>42.13</text:p>
          </table:table-cell>
          <table:table-cell office:value-type="float" office:value="19.061" calcext:value-type="float">
            <text:p>19.06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60]-[.D61])/([.C60]-[.C61])" office:value-type="float" office:value="1.73023255813953" calcext:value-type="float">
            <text:p>1.730</text:p>
          </table:table-cell>
          <table:table-cell table:formula="of:=[.G60]*(2*[.E60]/([.D60]-[.D61])+2*[.E60]/([.C60]-[.C61]))" office:value-type="float" office:value="0.0317468902109246" calcext:value-type="float">
            <text:p>0.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.41" calcext:value-type="float">
            <text:p>40.41</text:p>
          </table:table-cell>
          <table:table-cell office:value-type="float" office:value="16.085" calcext:value-type="float">
            <text:p>16.08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61]-[.D62])/([.C61]-[.C62])" office:value-type="float" office:value="1.0904255319149" calcext:value-type="float">
            <text:p>1.090</text:p>
          </table:table-cell>
          <table:table-cell table:formula="of:=[.G61]*(2*[.E61]/([.D61]-[.D62])+2*[.E61]/([.C61]-[.C62]))" office:value-type="float" office:value="0.0148257129923043" calcext:value-type="float">
            <text:p>0.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7.59" calcext:value-type="float">
            <text:p>37.59</text:p>
          </table:table-cell>
          <table:table-cell office:value-type="float" office:value="13.01" calcext:value-type="float">
            <text:p>13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62]-[.D63])/([.C62]-[.C63])" office:value-type="float" office:value="0.5954" calcext:value-type="float">
            <text:p>0.595</text:p>
          </table:table-cell>
          <table:table-cell table:formula="of:=[.G62]*(2*[.E62]/([.D62]-[.D63])+2*[.E62]/([.C62]-[.C63]))" office:value-type="float" office:value="0.0063816" calcext:value-type="float">
            <text:p>0.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.59" calcext:value-type="float">
            <text:p>32.59</text:p>
          </table:table-cell>
          <table:table-cell office:value-type="float" office:value="10.033" calcext:value-type="float">
            <text:p>10.033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63]-[.D64])/([.C63]-[.C64])" office:value-type="float" office:value="0.374253731343283" calcext:value-type="float">
            <text:p>0.374</text:p>
          </table:table-cell>
          <table:table-cell table:formula="of:=[.G63]*(2*[.E63]/([.D63]-[.D64])+2*[.E63]/([.C63]-[.C64]))" office:value-type="float" office:value="0.00512781243038538" calcext:value-type="float">
            <text:p>0.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7.23" calcext:value-type="float">
            <text:p>27.23</text:p>
          </table:table-cell>
          <table:table-cell office:value-type="float" office:value="8.027" calcext:value-type="float">
            <text:p>8.02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64]-[.D65])/([.C64]-[.C65])" office:value-type="float" office:value="0.282553191489362" calcext:value-type="float">
            <text:p>0.283</text:p>
          </table:table-cell>
          <table:table-cell table:formula="of:=[.G64]*(2*[.E64]/([.D64]-[.D65])+2*[.E64]/([.C64]-[.C65]))" office:value-type="float" office:value="0.00363844877018259" calcext:value-type="float">
            <text:p>0.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.18" calcext:value-type="float">
            <text:p>20.18</text:p>
          </table:table-cell>
          <table:table-cell office:value-type="float" office:value="6.035" calcext:value-type="float">
            <text:p>6.03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65]-[.D66])/([.C65]-[.C66])" office:value-type="float" office:value="0.217443365695793" calcext:value-type="float">
            <text:p>0.217</text:p>
          </table:table-cell>
          <table:table-cell table:formula="of:=[.G65]*(2*[.E65]/([.D65]-[.D66])+2*[.E65]/([.C65]-[.C66]))" office:value-type="float" office:value="0.0026266307782002" calcext:value-type="float">
            <text:p>0.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.91" calcext:value-type="float">
            <text:p>10.91</text:p>
          </table:table-cell>
          <table:table-cell office:value-type="float" office:value="4.0193" calcext:value-type="float">
            <text:p>4.0193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66]-[.D67])/([.C66]-[.C67])" office:value-type="float" office:value="0.185656279508971" calcext:value-type="float">
            <text:p>0.186</text:p>
          </table:table-cell>
          <table:table-cell table:formula="of:=[.G66]*(2*[.E66]/([.D66]-[.D67])+2*[.E66]/([.C66]-[.C67]))" office:value-type="float" office:value="0.00223919977244376" calcext:value-type="float">
            <text:p>0.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.32</text:p>
          </table:table-cell>
          <table:table-cell office:value-type="float" office:value="2.0532" calcext:value-type="float">
            <text:p>2.0532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-8.83" calcext:value-type="float">
            <text:p>-8.83</text:p>
          </table:table-cell>
          <table:table-cell table:style-name="ce4" office:value-type="float" office:value="0.4743" calcext:value-type="float">
            <text:p>0.474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style-name="ce6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П2 -</text:p>
          </table:table-cell>
          <table:table-cell table:style-name="Default" office:value-type="string" calcext:value-type="string">
            <text:p>Ip</text:p>
          </table:table-cell>
          <table:table-cell table:style-name="ce6" office:value-type="float" office:value="3.0094" calcext:value-type="float">
            <text:p>3.0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I_з, microA</text:p>
          </table:table-cell>
          <table:table-cell office:value-type="string" calcext:value-type="string">
            <text:p>V_з, V</text:p>
          </table:table-cell>
          <table:table-cell table:style-name="Default" office:value-type="string" calcext:value-type="string">
            <text:p>pog_I</text:p>
          </table:table-cell>
          <table:table-cell table:style-name="Default" office:value-type="string" calcext:value-type="string">
            <text:p>Pog_V</text:p>
          </table:table-cell>
          <table:table-cell office:value-type="string" calcext:value-type="string">
            <text:p>Rdiff</text:p>
          </table:table-cell>
          <table:table-cell office:value-type="string" calcext:value-type="string">
            <text:p>pog_Rdiff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61.12" calcext:value-type="float">
            <text:p>-61.12</text:p>
          </table:table-cell>
          <table:table-cell office:value-type="float" office:value="-25.01" calcext:value-type="float">
            <text:p>-25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8" table:formula="of:=([.D72]-[.D73])/([.C72]-[.C73])" office:value-type="float" office:value="1.77245508982037" calcext:value-type="float">
            <text:p>1.772</text:p>
          </table:table-cell>
          <table:table-cell table:formula="of:=[.G72]*(-2*[.F72]/([.D72]-[.D73])+-2*[.E72]/([.C72]-[.C73]))" office:value-type="float" office:value="0.0224246118541362" calcext:value-type="float">
            <text:p>0.0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59.45" calcext:value-type="float">
            <text:p>-59.45</text:p>
          </table:table-cell>
          <table:table-cell office:value-type="float" office:value="-22.05" calcext:value-type="float">
            <text:p>-22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73]-[.D74])/([.C73]-[.C74])" office:value-type="float" office:value="1.6656976744186" calcext:value-type="float">
            <text:p>1.666</text:p>
          </table:table-cell>
          <table:table-cell table:formula="of:=[.G73]*(-2*[.F73]/([.D73]-[.D74])+-2*[.E73]/([.C73]-[.C74]))" office:value-type="float" office:value="0.020531368307193" calcext:value-type="float">
            <text:p>0.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57.73" calcext:value-type="float">
            <text:p>-57.73</text:p>
          </table:table-cell>
          <table:table-cell office:value-type="float" office:value="-19.185" calcext:value-type="float">
            <text:p>-19.18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74]-[.D75])/([.C74]-[.C75])" office:value-type="float" office:value="1.52574257425743" calcext:value-type="float">
            <text:p>1.526</text:p>
          </table:table-cell>
          <table:table-cell table:formula="of:=[.G74]*(-2*[.F74]/([.D74]-[.D75])+-2*[.E74]/([.C74]-[.C75]))" office:value-type="float" office:value="0.0160964611312617" calcext:value-type="float">
            <text:p>0.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55.71" calcext:value-type="float">
            <text:p>-55.71</text:p>
          </table:table-cell>
          <table:table-cell office:value-type="float" office:value="-16.103" calcext:value-type="float">
            <text:p>-16.103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75]-[.D76])/([.C75]-[.C76])" office:value-type="float" office:value="1.11890909090909" calcext:value-type="float">
            <text:p>1.119</text:p>
          </table:table-cell>
          <table:table-cell table:formula="of:=[.G75]*(-2*[.F75]/([.D75]-[.D76])+-2*[.E75]/([.C75]-[.C76]))" office:value-type="float" office:value="0.00886479338842976" calcext:value-type="float">
            <text:p>0.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52.96" calcext:value-type="float">
            <text:p>-52.96</text:p>
          </table:table-cell>
          <table:table-cell office:value-type="float" office:value="-13.026" calcext:value-type="float">
            <text:p>-13.026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76]-[.D77])/([.C76]-[.C77])" office:value-type="float" office:value="0.663796909492274" calcext:value-type="float">
            <text:p>0.664</text:p>
          </table:table-cell>
          <table:table-cell table:formula="of:=[.G76]*(-2*[.F76]/([.D76]-[.D77])+-2*[.E76]/([.C76]-[.C77]))" office:value-type="float" office:value="0.00337217178583785" calcext:value-type="float">
            <text:p>0.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48.43" calcext:value-type="float">
            <text:p>-48.43</text:p>
          </table:table-cell>
          <table:table-cell office:value-type="float" office:value="-10.019" calcext:value-type="float">
            <text:p>-1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77]-[.D78])/([.C77]-[.C78])" office:value-type="float" office:value="0.429782608695652" calcext:value-type="float">
            <text:p>0.430</text:p>
          </table:table-cell>
          <table:table-cell table:formula="of:=[.G77]*(-2*[.F77]/([.D77]-[.D78])+-2*[.E77]/([.C77]-[.C78]))" office:value-type="float" office:value="0.00230340264650283" calcext:value-type="float">
            <text:p>0.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43.83" calcext:value-type="float">
            <text:p>-43.83</text:p>
          </table:table-cell>
          <table:table-cell office:value-type="float" office:value="-8.042" calcext:value-type="float">
            <text:p>-8.042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78]-[.D79])/([.C78]-[.C79])" office:value-type="float" office:value="0.312280701754386" calcext:value-type="float">
            <text:p>0.312</text:p>
          </table:table-cell>
          <table:table-cell table:formula="of:=[.G78]*(-2*[.F78]/([.D78]-[.D79])+-2*[.E78]/([.C78]-[.C79]))" office:value-type="float" office:value="0.00131508995774924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37.56" calcext:value-type="float">
            <text:p>-37.56</text:p>
          </table:table-cell>
          <table:table-cell office:value-type="float" office:value="-6.084" calcext:value-type="float">
            <text:p>-6.084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79]-[.D80])/([.C79]-[.C80])" office:value-type="float" office:value="0.238489702517162" calcext:value-type="float">
            <text:p>0.238</text:p>
          </table:table-cell>
          <table:table-cell table:formula="of:=[.G79]*(-2*[.F79]/([.D79]-[.D80])+-2*[.E79]/([.C79]-[.C80]))" office:value-type="float" office:value="0.000774575978300143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28.82" calcext:value-type="float">
            <text:p>-28.82</text:p>
          </table:table-cell>
          <table:table-cell office:value-type="float" office:value="-3.9996" calcext:value-type="float">
            <text:p>-3.99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80]-[.D81])/([.C80]-[.C81])" office:value-type="float" office:value="0.195480961923848" calcext:value-type="float">
            <text:p>0.195</text:p>
          </table:table-cell>
          <table:table-cell table:formula="of:=[.G80]*(-2*[.F80]/([.D80]-[.D81])+-2*[.E80]/([.C80]-[.C81]))" office:value-type="float" office:value="0.000592146216280256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18.84" calcext:value-type="float">
            <text:p>-18.84</text:p>
          </table:table-cell>
          <table:table-cell office:value-type="float" office:value="-2.0487" calcext:value-type="float">
            <text:p>-2.048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81]-[.D82])/([.C81]-[.C82])" office:value-type="float" office:value="0.175794504181601" calcext:value-type="float">
            <text:p>0.176</text:p>
          </table:table-cell>
          <table:table-cell table:formula="of:=[.G81]*(-2*[.F81]/([.D81]-[.D82])+-2*[.E81]/([.C81]-[.C82]))" office:value-type="float" office:value="0.00065900717845066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10.47" calcext:value-type="float">
            <text:p>-10.47</text:p>
          </table:table-cell>
          <table:table-cell office:value-type="float" office:value="-0.5773" calcext:value-type="float">
            <text:p>-0.5773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style-name="ce6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П2 + </text:p>
          </table:table-cell>
          <table:table-cell table:style-name="Default" office:value-type="string" calcext:value-type="string">
            <text:p>Ip</text:p>
          </table:table-cell>
          <table:table-cell table:style-name="ce6" office:value-type="float" office:value="1.5014" calcext:value-type="float">
            <text:p>1.5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I_з, microA</text:p>
          </table:table-cell>
          <table:table-cell office:value-type="string" calcext:value-type="string">
            <text:p>V_з, V</text:p>
          </table:table-cell>
          <table:table-cell table:style-name="Default" office:value-type="string" calcext:value-type="string">
            <text:p>pog_I</text:p>
          </table:table-cell>
          <table:table-cell table:style-name="Default" office:value-type="string" calcext:value-type="string">
            <text:p>Pog_V</text:p>
          </table:table-cell>
          <table:table-cell office:value-type="string" calcext:value-type="string">
            <text:p>Rdiff</text:p>
          </table:table-cell>
          <table:table-cell office:value-type="string" calcext:value-type="string">
            <text:p>pog_Rdiff</text:p>
          </table:table-cell>
          <table:table-cell/>
          <table:table-cell office:value-type="string" calcext:value-type="string">
            <text:p>dI/dU micro</text:p>
          </table:table-cell>
          <table:table-cell office:value-type="string" calcext:value-type="string">
            <text:p>po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.02" calcext:value-type="float">
            <text:p>24.02</text:p>
          </table:table-cell>
          <table:table-cell office:value-type="float" office:value="25.01" calcext:value-type="float">
            <text:p>25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8" table:formula="of:=([.D86]-[.D87])/([.C86]-[.C87])" office:value-type="float" office:value="4.83548387096774" calcext:value-type="float">
            <text:p>4.835</text:p>
          </table:table-cell>
          <table:table-cell table:formula="of:=[.G86]*(2*[.F86]/([.D86]-[.D87])+2*[.E86]/([.C86]-[.C87]))" office:value-type="float" office:value="0.159209157127991" calcext:value-type="float">
            <text:p>0.159</text:p>
          </table:table-cell>
          <table:table-cell/>
          <table:table-cell table:formula="of:=([.C95]-[.C110])/([.D95]-[.D110])" office:value-type="float" office:value="3.17490786240786" calcext:value-type="float">
            <text:p>3.175</text:p>
          </table:table-cell>
          <table:table-cell table:formula="of:=[.J86]*(2*[.E94]/([.C95]-[.C110]) + 2*[.F109]/([.D95]-[.D110]))" office:value-type="float" office:value="0.0101158690589741" calcext:value-type="float">
            <text:p>0.0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.4" calcext:value-type="float">
            <text:p>23.4</text:p>
          </table:table-cell>
          <table:table-cell office:value-type="float" office:value="22.012" calcext:value-type="float">
            <text:p>22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87]-[.D88])/([.C87]-[.C88])" office:value-type="float" office:value="3.93013698630139" calcext:value-type="float">
            <text:p>3.930</text:p>
          </table:table-cell>
          <table:table-cell table:formula="of:=[.G87]*(2*[.F87]/([.D87]-[.D88])+2*[.E87]/([.C87]-[.C88]))" office:value-type="float" office:value="0.110414711953463" calcext:value-type="float">
            <text:p>0.110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.67" calcext:value-type="float">
            <text:p>22.67</text:p>
          </table:table-cell>
          <table:table-cell office:value-type="float" office:value="19.143" calcext:value-type="float">
            <text:p>19.143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88]-[.D89])/([.C88]-[.C89])" office:value-type="float" office:value="3.81772151898733" calcext:value-type="float">
            <text:p>3.818</text:p>
          </table:table-cell>
          <table:table-cell table:formula="of:=[.G88]*(2*[.F88]/([.D88]-[.D89])+2*[.E88]/([.C88]-[.C89]))" office:value-type="float" office:value="0.0991828232655017" calcext:value-type="float">
            <text:p>0.099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.88" calcext:value-type="float">
            <text:p>21.88</text:p>
          </table:table-cell>
          <table:table-cell office:value-type="float" office:value="16.127" calcext:value-type="float">
            <text:p>16.12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89]-[.D90])/([.C89]-[.C90])" office:value-type="float" office:value="2.81009174311927" calcext:value-type="float">
            <text:p>2.810</text:p>
          </table:table-cell>
          <table:table-cell table:formula="of:=[.G89]*(2*[.F89]/([.D89]-[.D90])+2*[.E89]/([.C89]-[.C90]))" office:value-type="float" office:value="0.0533961787728306" calcext:value-type="float">
            <text:p>0.05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.79" calcext:value-type="float">
            <text:p>20.79</text:p>
          </table:table-cell>
          <table:table-cell office:value-type="float" office:value="13.064" calcext:value-type="float">
            <text:p>13.064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90]-[.D91])/([.C90]-[.C91])" office:value-type="float" office:value="1.32645739910314" calcext:value-type="float">
            <text:p>1.326</text:p>
          </table:table-cell>
          <table:table-cell table:formula="of:=[.G90]*(2*[.F90]/([.D90]-[.D91])+2*[.E90]/([.C90]-[.C91]))" office:value-type="float" office:value="0.0127933399022703" calcext:value-type="float">
            <text:p>0.01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.56" calcext:value-type="float">
            <text:p>18.56</text:p>
          </table:table-cell>
          <table:table-cell office:value-type="float" office:value="10.106" calcext:value-type="float">
            <text:p>10.106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91]-[.D92])/([.C91]-[.C92])" office:value-type="float" office:value="0.752767527675277" calcext:value-type="float">
            <text:p>0.753</text:p>
          </table:table-cell>
          <table:table-cell table:formula="of:=[.G91]*(2*[.F91]/([.D91]-[.D92])+2*[.E91]/([.C91]-[.C92]))" office:value-type="float" office:value="0.00629348728911643" calcext:value-type="float">
            <text:p>0.006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.85" calcext:value-type="float">
            <text:p>15.85</text:p>
          </table:table-cell>
          <table:table-cell office:value-type="float" office:value="8.066" calcext:value-type="float">
            <text:p>8.066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92]-[.D93])/([.C92]-[.C93])" office:value-type="float" office:value="0.523333333333333" calcext:value-type="float">
            <text:p>0.523</text:p>
          </table:table-cell>
          <table:table-cell table:formula="of:=[.G92]*(2*[.F92]/([.D92]-[.D93])+2*[.E92]/([.C92]-[.C93]))" office:value-type="float" office:value="0.0031965811965812" calcext:value-type="float">
            <text:p>0.00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.95" calcext:value-type="float">
            <text:p>11.95</text:p>
          </table:table-cell>
          <table:table-cell office:value-type="float" office:value="6.025" calcext:value-type="float">
            <text:p>6.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93]-[.D94])/([.C93]-[.C94])" office:value-type="float" office:value="0.395168986083499" calcext:value-type="float">
            <text:p>0.395</text:p>
          </table:table-cell>
          <table:table-cell table:formula="of:=[.G93]*(2*[.F93]/([.D93]-[.D94])+2*[.E93]/([.C93]-[.C94]))" office:value-type="float" office:value="0.00196886276772763" calcext:value-type="float">
            <text:p>0.00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.92" calcext:value-type="float">
            <text:p>6.92</text:p>
          </table:table-cell>
          <table:table-cell office:value-type="float" office:value="4.0373" calcext:value-type="float">
            <text:p>4.0373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94]-[.D95])/([.C94]-[.C95])" office:value-type="float" office:value="0.32244019138756" calcext:value-type="float">
            <text:p>0.322</text:p>
          </table:table-cell>
          <table:table-cell table:formula="of:=[.G94]*(2*[.F94]/([.D94]-[.D95])+2*[.E94]/([.C94]-[.C95]))" office:value-type="float" office:value="0.00134749662324581" calcext:value-type="float">
            <text:p>0.001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2.0156" calcext:value-type="float">
            <text:p>2.0156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-4.7" calcext:value-type="float">
            <text:p>-4.7</text:p>
          </table:table-cell>
          <table:table-cell table:style-name="ce4" office:value-type="float" office:value="0.4436" calcext:value-type="float">
            <text:p>0.4436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  <table:table-cell table:style-name="ce6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П2 -</text:p>
          </table:table-cell>
          <table:table-cell table:style-name="Default" office:value-type="string" calcext:value-type="string">
            <text:p>Ip</text:p>
          </table:table-cell>
          <table:table-cell table:style-name="ce6" office:value-type="float" office:value="1.5014" calcext:value-type="float">
            <text:p>1.50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I_з, microA</text:p>
          </table:table-cell>
          <table:table-cell office:value-type="string" calcext:value-type="string">
            <text:p>V_з, V</text:p>
          </table:table-cell>
          <table:table-cell table:style-name="Default" office:value-type="string" calcext:value-type="string">
            <text:p>pog_I</text:p>
          </table:table-cell>
          <table:table-cell table:style-name="Default" office:value-type="string" calcext:value-type="string">
            <text:p>Pog_V</text:p>
          </table:table-cell>
          <table:table-cell office:value-type="string" calcext:value-type="string">
            <text:p>Rdiff</text:p>
          </table:table-cell>
          <table:table-cell office:value-type="string" calcext:value-type="string">
            <text:p>pog_Rdiff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5.36" calcext:value-type="float">
            <text:p>-35.36</text:p>
          </table:table-cell>
          <table:table-cell office:value-type="float" office:value="-25.011" calcext:value-type="float">
            <text:p>-25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9" table:formula="of:=([.D100]-[.D101])/([.C100]-[.C101])" office:value-type="float" office:value="2.3632" calcext:value-type="float">
            <text:p>2.363</text:p>
          </table:table-cell>
          <table:table-cell table:formula="of:=[.G100]*(-2*[.E100]/([.C100]-[.C101])+-2*[.F100]/([.D100]-[.D101]))" office:value-type="float" office:value="0.0394112" calcext:value-type="float">
            <text:p>0.039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34.11" calcext:value-type="float">
            <text:p>-34.11</text:p>
          </table:table-cell>
          <table:table-cell office:value-type="float" office:value="-22.057" calcext:value-type="float">
            <text:p>-22.05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8" table:formula="of:=([.D101]-[.D102])/([.C101]-[.C102])" office:value-type="float" office:value="2.39426229508197" calcext:value-type="float">
            <text:p>2.394</text:p>
          </table:table-cell>
          <table:table-cell table:formula="of:=[.G101]*(-2*[.E101]/([.C101]-[.C102])+-2*[.F101]/([.D101]-[.D102]))" office:value-type="float" office:value="0.0408895458210159" calcext:value-type="float">
            <text:p>0.041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32.89" calcext:value-type="float">
            <text:p>-32.89</text:p>
          </table:table-cell>
          <table:table-cell office:value-type="float" office:value="-19.136" calcext:value-type="float">
            <text:p>-19.1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102]-[.D103])/([.C102]-[.C103])" office:value-type="float" office:value="2.41782945736434" calcext:value-type="float">
            <text:p>2.418</text:p>
          </table:table-cell>
          <table:table-cell table:formula="of:=[.G102]*(-2*[.E102]/([.C102]-[.C103])+-2*[.F102]/([.D102]-[.D103]))" office:value-type="float" office:value="0.0390361156180519" calcext:value-type="float">
            <text:p>0.039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31.6" calcext:value-type="float">
            <text:p>-31.6</text:p>
          </table:table-cell>
          <table:table-cell office:value-type="float" office:value="-16.017" calcext:value-type="float">
            <text:p>-16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103]-[.D104])/([.C103]-[.C104])" office:value-type="float" office:value="2.17727272727273" calcext:value-type="float">
            <text:p>2.177</text:p>
          </table:table-cell>
          <table:table-cell table:formula="of:=[.G103]*(-2*[.E103]/([.C103]-[.C104])+-2*[.F103]/([.D103]-[.D104]))" office:value-type="float" office:value="0.0345041322314049" calcext:value-type="float">
            <text:p>0.035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30.28" calcext:value-type="float">
            <text:p>-30.28</text:p>
          </table:table-cell>
          <table:table-cell office:value-type="float" office:value="-13.143" calcext:value-type="float">
            <text:p>-13.143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104]-[.D105])/([.C104]-[.C105])" office:value-type="float" office:value="1.43768115942029" calcext:value-type="float">
            <text:p>1.438</text:p>
          </table:table-cell>
          <table:table-cell table:formula="of:=[.G104]*(-2*[.E104]/([.C104]-[.C105])+-2*[.F104]/([.D104]-[.D105]))" office:value-type="float" office:value="0.0148568227963313" calcext:value-type="float">
            <text:p>0.015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28.21" calcext:value-type="float">
            <text:p>-28.21</text:p>
          </table:table-cell>
          <table:table-cell office:value-type="float" office:value="-10.167" calcext:value-type="float">
            <text:p>-10.16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105]-[.D106])/([.C105]-[.C106])" office:value-type="float" office:value="0.902173913043478" calcext:value-type="float">
            <text:p>0.902</text:p>
          </table:table-cell>
          <table:table-cell table:formula="of:=[.G105]*(-2*[.E105]/([.C105]-[.C106])+-2*[.F105]/([.D105]-[.D106]))" office:value-type="float" office:value="0.00871455576559546" calcext:value-type="float">
            <text:p>0.009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25.91" calcext:value-type="float">
            <text:p>-25.91</text:p>
          </table:table-cell>
          <table:table-cell office:value-type="float" office:value="-8.092" calcext:value-type="float">
            <text:p>-8.092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106]-[.D107])/([.C106]-[.C107])" office:value-type="float" office:value="0.62202380952381" calcext:value-type="float">
            <text:p>0.622</text:p>
          </table:table-cell>
          <table:table-cell table:formula="of:=[.G106]*(-2*[.E106]/([.C106]-[.C107])+-2*[.F106]/([.D106]-[.D107]))" office:value-type="float" office:value="0.00429776077097506" calcext:value-type="float">
            <text:p>0.004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22.55" calcext:value-type="float">
            <text:p>-22.55</text:p>
          </table:table-cell>
          <table:table-cell office:value-type="float" office:value="-6.002" calcext:value-type="float">
            <text:p>-6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107]-[.D108])/([.C107]-[.C108])" office:value-type="float" office:value="0.448181818181818" calcext:value-type="float">
            <text:p>0.448</text:p>
          </table:table-cell>
          <table:table-cell table:formula="of:=[.G107]*(-2*[.E107]/([.C107]-[.C108])+-2*[.F107]/([.D107]-[.D108]))" office:value-type="float" office:value="0.00249173553719008" calcext:value-type="float">
            <text:p>0.00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18.15" calcext:value-type="float">
            <text:p>-18.15</text:p>
          </table:table-cell>
          <table:table-cell office:value-type="float" office:value="-4.03" calcext:value-type="float">
            <text:p>-4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108]-[.D109])/([.C108]-[.C109])" office:value-type="float" office:value="0.34748275862069" calcext:value-type="float">
            <text:p>0.347</text:p>
          </table:table-cell>
          <table:table-cell table:formula="of:=[.G108]*(-2*[.E108]/([.C108]-[.C109])+-2*[.F108]/([.D108]-[.D109]))" office:value-type="float" office:value="0.00154304399524376" calcext:value-type="float">
            <text:p>0.00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12.35" calcext:value-type="float">
            <text:p>-12.35</text:p>
          </table:table-cell>
          <table:table-cell office:value-type="float" office:value="-2.0146" calcext:value-type="float">
            <text:p>-2.0146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formula="of:=([.D109]-[.D110])/([.C109]-[.C110])" office:value-type="float" office:value="0.301353065539112" calcext:value-type="float">
            <text:p>0.301</text:p>
          </table:table-cell>
          <table:table-cell table:formula="of:=[.G109]*(-2*[.E109]/([.C109]-[.C110])+-2*[.F109]/([.D109]-[.D110]))" office:value-type="float" office:value="0.0016970531312436" calcext:value-type="float">
            <text:p>0.00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7.62" calcext:value-type="float">
            <text:p>-7.62</text:p>
          </table:table-cell>
          <table:table-cell office:value-type="float" office:value="-0.5892" calcext:value-type="float">
            <text:p>-0.5892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2"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04:54:11.990157760</meta:creation-date>
    <meta:generator>LibreOffice/7.4.7.2$Linux_X86_64 LibreOffice_project/40$Build-2</meta:generator>
    <dc:date>2023-12-09T08:36:23.005243834</dc:date>
    <meta:editing-duration>PT3H42M11S</meta:editing-duration>
    <meta:editing-cycles>2</meta:editing-cycles>
    <meta:document-statistic meta:table-count="1" meta:cell-count="626" meta:object-count="0"/>
  </office:meta>
</office:document-meta>
</file>